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64f1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a21d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7bb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dcc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174ce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36304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5441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bbb" officeooo:paragraph-rsid="01047bbb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dcc2" officeooo:paragraph-rsid="0104dcc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63d2" officeooo:paragraph-rsid="01103405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e88f5" officeooo:paragraph-rsid="010e88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03405" officeooo:paragraph-rsid="01103405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03405" officeooo:paragraph-rsid="0112dd41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74ce" officeooo:paragraph-rsid="0112dd41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74ce" officeooo:paragraph-rsid="01136304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74ce" officeooo:paragraph-rsid="0115441a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2dd41" officeooo:paragraph-rsid="01136304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bbb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dcc2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5675d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d63d2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df97e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03405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174ce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36304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b5b31" officeooo:paragraph-rsid="010b5b31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6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15441a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 fo:break-before="pag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16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7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7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7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8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8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8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8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9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9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9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9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9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9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9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9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20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20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20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20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20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20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20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20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20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20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21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21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21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21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21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21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21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21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21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21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22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22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22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2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2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225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22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f9f45b" officeooo:paragraph-rsid="0105675d" style:font-size-asian="10.5pt" style:font-weight-asian="normal" style:font-size-complex="12pt" style:font-weight-complex="normal"/>
    </style:style>
    <style:style style:name="P227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228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22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64f1c" style:font-size-asian="10.5pt" style:font-weight-asian="normal" style:font-size-complex="12pt" style:font-weight-complex="normal"/>
    </style:style>
    <style:style style:name="P23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23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23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1174ce" style:font-size-asian="10.5pt" style:font-weight-asian="normal" style:font-size-complex="12pt" style:font-weight-complex="normal"/>
    </style:style>
    <style:style style:name="P23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136304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56a51" style:font-size-asian="10.5pt" style:font-weight-asian="normal" style:font-size-complex="12pt" style:font-weight-complex="normal"/>
    </style:style>
    <style:style style:name="P23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64f1c" style:font-size-asian="10.5pt" style:font-weight-asian="normal" style:font-size-complex="12pt" style:font-weight-complex="normal"/>
    </style:style>
    <style:style style:name="P23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88dda" style:font-size-asian="10.5pt" style:font-weight-asian="normal" style:font-size-complex="12pt" style:font-weight-complex="normal"/>
    </style:style>
    <style:style style:name="P23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a21d8" style:font-size-asian="10.5pt" style:font-weight-asian="normal" style:font-size-complex="12pt" style:font-weight-complex="normal"/>
    </style:style>
    <style:style style:name="P23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b5b31" style:font-size-asian="10.5pt" style:font-weight-asian="normal" style:font-size-complex="12pt" style:font-weight-complex="normal"/>
    </style:style>
    <style:style style:name="P23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df97e" style:font-size-asian="10.5pt" style:font-weight-asian="normal" style:font-size-complex="12pt" style:font-weight-complex="normal"/>
    </style:style>
    <style:style style:name="P24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103405" style:font-size-asian="10.5pt" style:font-weight-asian="normal" style:font-size-complex="12pt" style:font-weight-complex="normal"/>
    </style:style>
    <style:style style:name="P241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242" style:family="paragraph" style:parent-style-name="Standard" style:list-style-name="L11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24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24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d63d2" style:font-size-asian="10.5pt" style:font-weight-asian="normal" style:font-size-complex="12pt" style:font-weight-complex="normal"/>
    </style:style>
    <style:style style:name="P24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1174ce" style:font-size-asian="10.5pt" style:font-weight-asian="normal" style:font-size-complex="12pt" style:font-weight-complex="normal"/>
    </style:style>
    <style:style style:name="P24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136304" style:font-size-asian="10.5pt" style:font-weight-asian="normal" style:font-size-complex="12pt" style:font-weight-complex="normal"/>
    </style:style>
    <style:style style:name="P24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248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10df97e" officeooo:paragraph-rsid="010df97e" style:font-size-asian="10.5pt" style:font-weight-asian="normal" style:font-size-complex="12pt" style:font-weight-complex="normal"/>
    </style:style>
    <style:style style:name="P249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10e88f5" officeooo:paragraph-rsid="010e88f5" style:font-size-asian="10.5pt" style:font-weight-asian="normal" style:font-size-complex="12pt" style:font-weight-complex="normal"/>
    </style:style>
    <style:style style:name="P250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1103405" officeooo:paragraph-rsid="01103405" style:font-size-asian="10.5pt" style:font-weight-asian="normal" style:font-size-complex="12pt" style:font-weight-complex="normal"/>
    </style:style>
    <style:style style:name="P251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03405" officeooo:paragraph-rsid="0112dd41" style:font-size-asian="10.5pt" style:font-weight-asian="normal" style:font-size-complex="12pt" style:font-weight-complex="normal"/>
    </style:style>
    <style:style style:name="P252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03405" officeooo:paragraph-rsid="0115441a" style:font-size-asian="10.5pt" style:font-weight-asian="normal" style:font-size-complex="12pt" style:font-weight-complex="normal"/>
    </style:style>
    <style:style style:name="P253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1103405" officeooo:paragraph-rsid="0115441a" style:font-size-asian="10.5pt" style:font-weight-asian="normal" style:font-size-complex="12pt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03405" officeooo:paragraph-rsid="0115441a" style:font-size-asian="10.5pt" style:font-weight-asian="normal" style:font-size-complex="12pt" style:font-weight-complex="normal"/>
    </style:style>
    <style:style style:name="P255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1103405" officeooo:paragraph-rsid="01156a51" style:font-size-asian="10.5pt" style:font-weight-asian="normal" style:font-size-complex="12pt" style:font-weight-complex="normal"/>
    </style:style>
    <style:style style:name="P25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174ce" officeooo:paragraph-rsid="0112dd41" style:font-size-asian="10.5pt" style:font-weight-asian="normal" style:font-size-complex="12pt" style:font-weight-complex="normal"/>
    </style:style>
    <style:style style:name="P25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174ce" officeooo:paragraph-rsid="01136304" style:font-size-asian="10.5pt" style:font-weight-asian="normal" style:font-size-complex="12pt" style:font-weight-complex="normal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74ce" officeooo:paragraph-rsid="01156a51" style:font-size-asian="10.5pt" style:font-weight-asian="normal" style:font-size-complex="12pt" style:font-weight-complex="normal"/>
    </style:style>
    <style:style style:name="P259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2dd41" officeooo:paragraph-rsid="0112dd41" style:font-size-asian="10.5pt" style:font-weight-asian="normal" style:font-size-complex="12pt" style:font-weight-complex="normal"/>
    </style:style>
    <style:style style:name="P260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115441a" officeooo:paragraph-rsid="0115441a" style:font-size-asian="10.5pt" style:font-weight-asian="normal" style:font-size-complex="12pt" style:font-weight-complex="normal"/>
    </style:style>
    <style:style style:name="P261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5441a" officeooo:paragraph-rsid="0115441a" style:font-size-asian="10.5pt" style:font-weight-asian="normal" style:font-size-complex="12pt" style:font-weight-complex="normal"/>
    </style:style>
    <style:style style:name="P26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26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26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26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26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1174ce" style:font-size-asian="10.5pt" style:font-weight-asian="bold" style:font-size-complex="12pt" style:font-weight-complex="bold"/>
    </style:style>
    <style:style style:name="P26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136304" style:font-size-asian="10.5pt" style:font-weight-asian="bold" style:font-size-complex="12pt" style:font-weight-complex="bold"/>
    </style:style>
    <style:style style:name="P26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15441a" style:font-size-asian="10.5pt" style:font-weight-asian="bold" style:font-size-complex="12pt" style:font-weight-complex="bold"/>
    </style:style>
    <style:style style:name="P26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156a51" style:font-size-asian="10.5pt" style:font-weight-asian="bold" style:font-size-complex="12pt" style:font-weight-complex="bold"/>
    </style:style>
    <style:style style:name="P270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271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272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273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274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275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276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277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278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79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80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81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82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83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84" style:family="paragraph" style:parent-style-name="Standard" style:list-style-name="L6">
      <style:paragraph-properties fo:text-align="start" style:justify-single-word="false"/>
      <style:text-properties officeooo:paragraph-rsid="0105675d"/>
    </style:style>
    <style:style style:name="P285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86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87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P28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156a51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T58" style:family="text">
      <style:text-properties officeooo:rsid="010181f9"/>
    </style:style>
    <style:style style:name="T59" style:family="text">
      <style:text-properties officeooo:rsid="010276c2"/>
    </style:style>
    <style:style style:name="T60" style:family="text">
      <style:text-properties officeooo:rsid="0104dcc2"/>
    </style:style>
    <style:style style:name="T61" style:family="text">
      <style:text-properties officeooo:rsid="0105675d"/>
    </style:style>
    <style:style style:name="T62" style:family="text">
      <style:text-properties officeooo:rsid="01064f1c"/>
    </style:style>
    <style:style style:name="T63" style:family="text">
      <style:text-properties officeooo:rsid="01088dda"/>
    </style:style>
    <style:style style:name="T64" style:family="text">
      <style:text-properties officeooo:rsid="010a21d8"/>
    </style:style>
    <style:style style:name="T65" style:family="text">
      <style:text-properties officeooo:rsid="010b5b31"/>
    </style:style>
    <style:style style:name="T66" style:family="text">
      <style:text-properties officeooo:rsid="010c2a3c"/>
    </style:style>
    <style:style style:name="T67" style:family="text">
      <style:text-properties officeooo:rsid="010df97e"/>
    </style:style>
    <style:style style:name="T68" style:family="text">
      <style:text-properties officeooo:rsid="01103405"/>
    </style:style>
    <style:style style:name="T69" style:family="text">
      <style:text-properties officeooo:rsid="011174ce"/>
    </style:style>
    <style:style style:name="T70" style:family="text">
      <style:text-properties officeooo:rsid="0112dd41"/>
    </style:style>
    <style:style style:name="T71" style:family="text">
      <style:text-properties officeooo:rsid="0115441a"/>
    </style:style>
    <style:style style:name="T72" style:family="text">
      <style:text-properties officeooo:rsid="01156a5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8512254174056947757" text:style-name="L1">
        <text:list-item>
          <text:p text:style-name="P16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7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7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747247204077775725" text:style-name="L2">
        <text:list-item>
          <text:p text:style-name="P17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73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1869926785938852954" text:style-name="L3">
        <text:list-item>
          <text:p text:style-name="P17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74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8635760066821207008" text:style-name="L4">
        <text:list-item>
          <text:p text:style-name="P175">Publicat codi d'accès al Classroom.</text:p>
        </text:list-item>
        <text:list-item>
          <text:p text:style-name="P188">Treball autònom tasca 1.</text:p>
        </text:list-item>
        <text:list-item>
          <text:p text:style-name="P17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64905044133512" text:continue-numbering="true" text:style-name="L4">
        <text:list-item>
          <text:p text:style-name="P17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64906065188369" text:continue-numbering="true" text:style-name="L4">
        <text:list-item>
          <text:p text:style-name="P17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62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64906887402444" text:continue-numbering="true" text:style-name="L4">
        <text:list-item>
          <text:p text:style-name="P178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78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9">Comentem apartat 1.1 Temperatura y calor.</text:p>
        </text:list-item>
      </text:list>
      <text:p text:style-name="P60"/>
      <text:p text:style-name="P114">Di<text:span text:style-name="T12">vendres 10</text:span>/<text:span text:style-name="T7">10</text:span>/2<text:span text:style-name="T5">5</text:span></text:p>
      <text:p text:style-name="P114"/>
      <text:list xml:id="list164906249203689" text:continue-numbering="true" text:style-name="L4">
        <text:list-item>
          <text:p text:style-name="P17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5">Comentem apartat 1.2 Presión.</text:p>
        </text:list-item>
        <text:list-item>
          <text:p text:style-name="P195">Comentem apartat 1.2 Presión.</text:p>
        </text:list-item>
        <text:list-item>
          <text:p text:style-name="P195">Comentem els exercicis 1.3 Ejercicios temperatura y presión.</text:p>
        </text:list-item>
        <text:list-item>
          <text:p text:style-name="P195">Comentem apartat 1.4 Enegía y potencia</text:p>
        </text:list-item>
        <text:list-item>
          <text:p text:style-name="P196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115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115">Di<text:span text:style-name="T15">jous</text:span><text:tab/><text:tab/><text:span text:style-name="T15">16</text:span>/<text:span text:style-name="T7">10</text:span>/2<text:span text:style-name="T5">5</text:span></text:p>
      <text:list xml:id="list164905930222042" text:continue-numbering="true" text:style-name="L4">
        <text:list-item>
          <text:p text:style-name="P18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7">Comentem apartat 1.<text:span text:style-name="T15">5 Ejercicios energía y potencia</text:span>.</text:p>
        </text:list-item>
        <text:list-item>
          <text:p text:style-name="P197">Comentem apartat 1.<text:span text:style-name="T15">6.1 Calor específico</text:span></text:p>
        </text:list-item>
        <text:list-item>
          <text:p text:style-name="P197">Comentem apartat 1.<text:span text:style-name="T15">6.2 Calor sensible y latente</text:span></text:p>
        </text:list-item>
      </text:list>
      <text:p text:style-name="P62"/>
      <text:p text:style-name="P158">Divendres<text:tab/>17/10/25</text:p>
      <text:list xml:id="list164906025836817" text:continue-numbering="true" text:style-name="L4">
        <text:list-item>
          <text:p text:style-name="P18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8">Comentem apartat 1.6.3 Transmisión del calor</text:p>
        </text:list-item>
        <text:list-item>
          <text:p text:style-name="P198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63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64906069426195" text:continue-numbering="true" text:style-name="L4">
        <text:list-item>
          <text:p text:style-name="P18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9">Comentem <text:span text:style-name="T17">exercicis 1.7-1 a 3</text:span></text:p>
        </text:list-item>
        <text:list-item>
          <text:p text:style-name="P200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64905011234252" text:continue-numbering="true" text:style-name="L4">
        <text:list-item>
          <text:p text:style-name="P18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201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116">Di<text:span text:style-name="T19">jous</text:span><text:tab/><text:tab/><text:span text:style-name="T19">30</text:span>/<text:span text:style-name="T9">10</text:span>/2<text:span text:style-name="T5">5</text:span></text:p>
      <text:p text:style-name="P116"/>
      <text:list xml:id="list164905298694948" text:continue-numbering="true" text:style-name="L4">
        <text:list-item>
          <text:p text:style-name="P18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0">Comencem a comentar l'apartat 1.8.4 Diagrama de Mollier (diagrama p h)</text:p>
        </text:list-item>
      </text:list>
      <text:p text:style-name="P32"/>
      <text:p text:style-name="P32"/>
      <text:p text:style-name="P116">Di<text:span text:style-name="T19">vendres</text:span><text:tab/><text:span text:style-name="T19">31</text:span>/<text:span text:style-name="T9">10</text:span>/2<text:span text:style-name="T5">5</text:span></text:p>
      <text:p text:style-name="P116"/>
      <text:p text:style-name="P65">Festiu triat pel centre.</text:p>
      <text:p text:style-name="P65"/>
      <text:p text:style-name="P65"/>
      <text:p text:style-name="P117">Di<text:span text:style-name="T3">marts</text:span><text:tab/><text:span text:style-name="T20">04</text:span>/<text:span text:style-name="T9">11</text:span>/2<text:span text:style-name="T5">5</text:span></text:p>
      <text:p text:style-name="P117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118">Di<text:span text:style-name="T3">mecres</text:span><text:tab/><text:span text:style-name="T20">05</text:span>/<text:span text:style-name="T9">11</text:span>/2<text:span text:style-name="T5">5</text:span></text:p>
      <text:p text:style-name="P118"/>
      <text:list xml:id="list164906877082777" text:continue-numbering="true" text:style-name="L4">
        <text:list-item>
          <text:p text:style-name="P18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1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119"/>
      <text:p text:style-name="P164">Di<text:span text:style-name="T22">jous</text:span><text:tab/><text:tab/><text:span text:style-name="T20">06</text:span>/<text:span text:style-name="T9">11</text:span>/2<text:span text:style-name="T5">5</text:span></text:p>
      <text:p text:style-name="P119"/>
      <text:list xml:id="list164905421219746" text:continue-numbering="true" text:style-name="L4">
        <text:list-item>
          <text:p text:style-name="P18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2">Co<text:span text:style-name="T22">mentem exercici 1.9-5</text:span></text:p>
        </text:list-item>
      </text:list>
      <text:p text:style-name="P120"/>
      <text:p text:style-name="P120"/>
      <text:p text:style-name="P120">Di<text:span text:style-name="T23">vendres</text:span><text:tab/><text:span text:style-name="T20">07</text:span>/<text:span text:style-name="T9">11</text:span>/2<text:span text:style-name="T5">5</text:span></text:p>
      <text:p text:style-name="P120"/>
      <text:list xml:id="list164905930860423" text:continue-numbering="true" text:style-name="L4">
        <text:list-item>
          <text:p text:style-name="P187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93">C<text:span text:style-name="T23">omentem apartat 1.1.1 Coeficiente de funcionamiento COP y EER</text:span></text:p>
        </text:list-item>
        <text:list-item>
          <text:p text:style-name="P193">C<text:span text:style-name="T23">omentem apartat 1.1.2 Componenentes d ela instalación drigorífica por compresión</text:span></text:p>
        </text:list-item>
      </text:list>
      <text:p text:style-name="P66"/>
      <text:p text:style-name="P121"/>
      <text:p text:style-name="P121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390859136733345593" text:style-name="L5">
        <text:list-item>
          <text:p text:style-name="P27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85"><text:span text:style-name="T26">C</text:span><text:span text:style-name="T25">omentem 1.1.3 Ciclo frigorífico en el diagrama p h</text:span></text:p>
        </text:list-item>
        <text:list-item>
          <text:p text:style-name="P285"><text:span text:style-name="T26">C</text:span><text:span text:style-name="T25">omentem 1.1.4 Caudal másico</text:span></text:p>
        </text:list-item>
        <text:list-item>
          <text:p text:style-name="P285"><text:span text:style-name="T26">C</text:span><text:span text:style-name="T25">omentem 1.1.5 Relación de compresión</text:span></text:p>
        </text:list-item>
        <text:list-item>
          <text:p text:style-name="P202">Comentem exercici 1.2-1</text:p>
        </text:list-item>
      </text:list>
      <text:p text:style-name="P51"/>
      <text:p text:style-name="P51"/>
      <text:p text:style-name="P122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64906306018685" text:continue-numbering="true" text:style-name="L5">
        <text:list-item>
          <text:p text:style-name="P210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123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64905445055198" text:continue-numbering="true" text:style-name="L5">
        <text:list-item>
          <text:p text:style-name="P27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03">Comentem exercici 1.2-<text:span text:style-name="T32">2</text:span></text:p>
        </text:list-item>
      </text:list>
      <text:p text:style-name="P52"/>
      <text:p text:style-name="P124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64906702495431" text:continue-numbering="true" text:style-name="L5">
        <text:list-item>
          <text:p text:style-name="P27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04">Comentem exercici 1.2-<text:span text:style-name="T32">2 i 3</text:span></text:p>
        </text:list-item>
      </text:list>
      <text:p text:style-name="P53"/>
      <text:p text:style-name="P125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64905984271382" text:continue-numbering="true" text:style-name="L5">
        <text:list-item>
          <text:p text:style-name="P27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86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126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64905150506350" text:continue-numbering="true" text:style-name="L5">
        <text:list-item>
          <text:p text:style-name="P211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127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64905672825042" text:continue-numbering="true" text:style-name="L5">
        <text:list-item>
          <text:p text:style-name="P274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87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65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64905163678123" text:continue-numbering="true" text:style-name="L5">
        <text:list-item>
          <text:p text:style-name="P27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05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205"><text:span text:style-name="T11">C</text:span>omentem <text:span text:style-name="T35">apartat 1.4 Puntos de medición de temperatura y presión.</text:span></text:p>
        </text:list-item>
        <text:list-item>
          <text:p text:style-name="P205"><text:span text:style-name="T11">C</text:span>omentem <text:span text:style-name="T35">apartat 1.5 Símbolos según UNE EN 1861.</text:span></text:p>
        </text:list-item>
        <text:list-item>
          <text:p text:style-name="P215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128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128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129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66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64905843735089" text:continue-numbering="true" text:style-name="L5">
        <text:list-item>
          <text:p text:style-name="P276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6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212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30">Di<text:span text:style-name="T3">mecres</text:span><text:tab/><text:span text:style-name="T38">03</text:span>/<text:span text:style-name="T9">12</text:span>/2<text:span text:style-name="T5">5</text:span></text:p>
      <text:p text:style-name="P130"/>
      <text:list xml:id="list164906377401433" text:continue-numbering="true" text:style-name="L5">
        <text:list-item>
          <text:p text:style-name="P213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31">Di<text:span text:style-name="T40">jous<text:tab/></text:span><text:tab/><text:span text:style-name="T38">04</text:span>/<text:span text:style-name="T9">12</text:span>/2<text:span text:style-name="T5">5</text:span></text:p>
      <text:list xml:id="list164905808193698" text:continue-numbering="true" text:style-name="L5">
        <text:list-item>
          <text:p text:style-name="P27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7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31"/>
      <text:p text:style-name="P131">Di<text:span text:style-name="T40">vendres</text:span><text:tab/><text:span text:style-name="T38">05</text:span>/<text:span text:style-name="T9">12</text:span>/2<text:span text:style-name="T5">5</text:span></text:p>
      <text:p text:style-name="P131"/>
      <text:list xml:id="list164905319855203" text:continue-numbering="true" text:style-name="L5">
        <text:list-item>
          <text:p text:style-name="P27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7"><text:span text:style-name="T11">C</text:span>omentem <text:span text:style-name="T35">apartat 2.1.1.1 Compressors hermètics</text:span></text:p>
        </text:list-item>
        <text:list-item>
          <text:p text:style-name="P216">Comentem exemple 2.1.1.1-1</text:p>
        </text:list-item>
      </text:list>
      <text:p text:style-name="P71"/>
      <text:p text:style-name="P132">Di<text:span text:style-name="T3">marts</text:span><text:tab/><text:span text:style-name="T38">09</text:span>/<text:span text:style-name="T9">12</text:span>/2<text:span text:style-name="T5">5</text:span></text:p>
      <text:p text:style-name="P132"/>
      <text:list xml:id="list164906823209337" text:continue-numbering="true" text:style-name="L5">
        <text:list-item>
          <text:p text:style-name="P214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33">Di<text:span text:style-name="T3">mecres</text:span><text:tab/><text:span text:style-name="T44">10</text:span>/<text:span text:style-name="T9">12</text:span>/2<text:span text:style-name="T5">5</text:span></text:p>
      <text:p text:style-name="P133"/>
      <text:list xml:id="list164904880799249" text:continue-numbering="true" text:style-name="L5">
        <text:list-item>
          <text:p text:style-name="P194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34"/>
      <text:p text:style-name="P134">Di<text:span text:style-name="T45">jous</text:span><text:tab/><text:tab/><text:span text:style-name="T44">11</text:span>/<text:span text:style-name="T9">12</text:span>/2<text:span text:style-name="T5">5</text:span></text:p>
      <text:p text:style-name="P134"/>
      <text:p text:style-name="P73">Seguim comentant exemple 2.1.1.1-1</text:p>
      <text:p text:style-name="P159"/>
      <text:p text:style-name="P134">Di<text:span text:style-name="T45">vendres</text:span><text:tab/><text:span text:style-name="T44">12</text:span>/<text:span text:style-name="T9">12</text:span>/2<text:span text:style-name="T5">5</text:span></text:p>
      <text:p text:style-name="P134"/>
      <text:p text:style-name="P77">Activitat emp<text:span text:style-name="T46">r</text:span>enedoria.</text:p>
      <text:p text:style-name="P77"/>
      <text:p text:style-name="P135">Di<text:span text:style-name="T3">marts</text:span><text:tab/><text:span text:style-name="T47">16</text:span>/<text:span text:style-name="T9">12</text:span>/2<text:span text:style-name="T5">5</text:span></text:p>
      <text:p text:style-name="P135"/>
      <text:list xml:id="list164904942892874" text:continue-numbering="true" text:style-name="L5">
        <text:list-item>
          <text:p text:style-name="P27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8"><text:span text:style-name="T11">C</text:span>omentem <text:span text:style-name="T47">programa de simulació SOLKANE (pàg. 11 i 12)</text:span></text:p>
        </text:list-item>
      </text:list>
      <text:p text:style-name="P74"/>
      <text:p text:style-name="P135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36"><text:soft-page-break/>Di<text:span text:style-name="T3">marts</text:span><text:tab/><text:span text:style-name="T47">18</text:span>/<text:span text:style-name="T9">12</text:span>/2<text:span text:style-name="T5">5</text:span></text:p>
      <text:p text:style-name="P136"/>
      <text:list xml:id="list164906941664804" text:continue-numbering="true" text:style-name="L5">
        <text:list-item>
          <text:p text:style-name="P27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9"><text:span text:style-name="T11">C</text:span>omentem <text:span text:style-name="T48">apartat 2.1.1.2 Compressors semihermètics</text:span></text:p>
        </text:list-item>
        <text:list-item>
          <text:p text:style-name="P209"><text:span text:style-name="T11">C</text:span>omentem <text:span text:style-name="T48">apartat 2.1.1.3 Compressors oberts</text:span></text:p>
        </text:list-item>
        <text:list-item>
          <text:p text:style-name="P209"><text:span text:style-name="T11">C</text:span>omentem <text:span text:style-name="T48">apartat 2.1.2.1 Compressors alternatius de pistó</text:span></text:p>
          <text:p text:style-name="P209"/>
        </text:list-item>
      </text:list>
      <text:p text:style-name="P75"/>
      <text:p text:style-name="P137">Di<text:span text:style-name="T3">mecres</text:span><text:tab/><text:span text:style-name="T49">07</text:span>/<text:span text:style-name="T49">01</text:span>/2<text:span text:style-name="T49">6</text:span></text:p>
      <text:p text:style-name="P137"/>
      <text:list xml:id="list164905662373059" text:continue-numbering="true" text:style-name="L5">
        <text:list-item>
          <text:p text:style-name="P28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17">Repassem apartat 2.1.2.1 <text:span text:style-name="T48"><text:s/>Compressors alternatius de pistó</text:span></text:p>
        </text:list-item>
        <text:list-item>
          <text:p text:style-name="P217">Comentem 2.1.2.1.1 Proceso de compresión en compresores de pistón alternativo</text:p>
        </text:list-item>
        <text:list-item>
          <text:p text:style-name="P217">Comentem 2.1.2.1.2 Número y disposición de los cilindros</text:p>
        </text:list-item>
        <text:list-item>
          <text:p text:style-name="P218">Comentem 2.1.2.1.<text:span text:style-name="T50">3 Transformación del movimiento rotativo en movimiento alternativo</text:span></text:p>
        </text:list-item>
        <text:list-item>
          <text:p text:style-name="P218">Comentem 2.1.2.1.<text:span text:style-name="T50">4 Válvulas de aspiración y descarga</text:span></text:p>
        </text:list-item>
        <text:list-item>
          <text:p text:style-name="P218">Comentem 2.1.2.1.<text:span text:style-name="T50">5 Dispositivos de lubricación</text:span></text:p>
        </text:list-item>
        <text:list-item>
          <text:p text:style-name="P220">Comencem amb l'exe<text:span text:style-name="T51">m</text:span>ple 2.1.2.2-1</text:p>
        </text:list-item>
      </text:list>
      <text:p text:style-name="P76"/>
      <text:p text:style-name="P76"/>
      <text:p text:style-name="P138">Di<text:span text:style-name="T52">jous</text:span><text:tab/><text:tab/><text:span text:style-name="T49">08</text:span>/<text:span text:style-name="T49">01</text:span>/2<text:span text:style-name="T49">6</text:span></text:p>
      <text:p text:style-name="P138"/>
      <text:list xml:id="list164906211063858" text:continue-numbering="true" text:style-name="L5">
        <text:list-item>
          <text:p text:style-name="P28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19">Repassem apartat 2.1.2.1 <text:span text:style-name="T48"><text:s/>Compressors alternatius de pistó</text:span></text:p>
        </text:list-item>
        <text:list-item>
          <text:p text:style-name="P219">Comentem <text:span text:style-name="T50">l'exemple 2.1.2.2-1</text:span></text:p>
        </text:list-item>
        <text:list-item>
          <text:p text:style-name="P221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38"/>
      <text:p text:style-name="P139">Di<text:span text:style-name="T53">vendres</text:span><text:tab/><text:span text:style-name="T49">09</text:span>/<text:span text:style-name="T49">01</text:span>/2<text:span text:style-name="T49">6</text:span></text:p>
      <text:p text:style-name="P139"/>
      <text:list xml:id="list6558545382194541087" text:style-name="L6">
        <text:list-item>
          <text:p text:style-name="P222">Desmuntem compressors de pistons per veure els components interns (plat de vàlvules, pistons, bieles, cigüenyal) i tornem a muntar-los.</text:p>
        </text:list-item>
        <text:list-item>
          <text:p text:style-name="P28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64906272806033" text:continue-list="list164906211063858" text:style-name="L5">
        <text:list-item>
          <text:p text:style-name="P223">Comentem l'exemple <text:span text:style-name="T50">2.1.2.2-</text:span>2</text:p>
        </text:list-item>
        <text:list-item>
          <text:p text:style-name="P223">Baixem al taller per recuperar el refrigerant del simulador.</text:p>
        </text:list-item>
      </text:list>
      <text:p text:style-name="P79"/>
      <text:p text:style-name="P79"/>
      <text:p text:style-name="P140">Di<text:span text:style-name="T54">marts</text:span><text:tab/><text:span text:style-name="T54">13</text:span>/<text:span text:style-name="T49">01</text:span>/2<text:span text:style-name="T49">6</text:span></text:p>
      <text:p text:style-name="P140"/>
      <text:p text:style-name="P80">Baixa per migranya</text:p>
      <text:p text:style-name="P80"/>
      <text:p text:style-name="P80"/>
      <text:p text:style-name="P140">Di<text:span text:style-name="T54">mecres</text:span><text:tab/><text:span text:style-name="T54">14</text:span>/<text:span text:style-name="T49">01</text:span>/2<text:span text:style-name="T49">6</text:span></text:p>
      <text:p text:style-name="P140"/>
      <text:list xml:id="list164905993585693" text:continue-numbering="true" text:style-name="L5">
        <text:list-item>
          <text:p text:style-name="P224">Comentem l'exemple <text:span text:style-name="T50">2.1.2.2-</text:span>2</text:p>
        </text:list-item>
      </text:list>
      <text:p text:style-name="P140"/>
      <text:p text:style-name="P140">Di<text:span text:style-name="T54">jous</text:span><text:tab/><text:tab/><text:span text:style-name="T54">15</text:span>/<text:span text:style-name="T49">01</text:span>/2<text:span text:style-name="T49">6</text:span></text:p>
      <text:p text:style-name="P140"/>
      <text:list xml:id="list7531096166680526094" text:style-name="L7">
        <text:list-item>
          <text:p text:style-name="P227">Comentem esquema <text:a xlink:type="simple" xlink:href="https://paulinoposada.github.io/web_fred/web_fred_25_26/GM/documents_gm/ta/ta_03.pdf">tasca 3</text:a></text:p>
        </text:list-item>
        <text:list-item>
          <text:p text:style-name="P227">Comentem exemple 2.1.2.2-2</text:p>
        </text:list-item>
      </text:list>
      <text:p text:style-name="P161"/>
      <text:p text:style-name="P141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41"/>
      <text:p text:style-name="P85">No feim classe per emergència sanitària.</text:p>
      <text:p text:style-name="P85"/>
      <text:p text:style-name="P145"/>
      <text:p text:style-name="P145">Di<text:span text:style-name="T54">marts</text:span><text:tab/><text:span text:style-name="T58">20</text:span>/<text:span text:style-name="T49">01</text:span>/2<text:span text:style-name="T49">6</text:span></text:p>
      <text:p text:style-name="P88"/>
      <text:p text:style-name="P99">Festiu (Sant Sebastià)</text:p>
      <text:p text:style-name="P145"/>
      <text:p text:style-name="P145"/>
      <text:p text:style-name="P144">Di<text:span text:style-name="T54">mecres</text:span><text:tab/><text:span text:style-name="T58">21</text:span>/<text:span text:style-name="T49">01</text:span>/2<text:span text:style-name="T49">6</text:span></text:p>
      <text:p text:style-name="P144"/>
      <text:p text:style-name="P93">Baixa al taller el grup <text:span text:style-name="T59">1</text:span>.</text:p>
      <text:p text:style-name="P93"/>
      <text:p text:style-name="P93">Recuperem regfrigerant del simulador i tornem a cargar refrigerant al simulador.</text:p>
      <text:p text:style-name="P81"/>
      <text:p text:style-name="P81"/>
      <text:p text:style-name="P141">Di<text:span text:style-name="T56">jous </text:span><text:tab/><text:tab/><text:span text:style-name="T55">22</text:span>/<text:span text:style-name="T49">01</text:span>/2<text:span text:style-name="T49">6</text:span></text:p>
      <text:p text:style-name="P141"/>
      <text:list xml:id="list164906536950308" text:continue-list="list6558545382194541087" text:style-name="L6">
        <text:list-item>
          <text:p text:style-name="P28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3317022241055917318" text:style-name="L8">
        <text:list-item>
          <text:p text:style-name="P225">Comentem <text:span text:style-name="T56">l'apartat 2.1.2.3 <text:s/>Compressor rotatius de pistó rodant i paletes</text:span></text:p>
        </text:list-item>
        <text:list-item>
          <text:p text:style-name="P225">Comentem <text:span text:style-name="T56">l'apartat 2.1.2.3.1 Compressor de pistó rodant</text:span></text:p>
        </text:list-item>
        <text:list-item>
          <text:p text:style-name="P225">Comentem <text:span text:style-name="T56">l'apartat 2.1.2.3.2 Compressor de paletes</text:span></text:p>
        </text:list-item>
        <text:list-item>
          <text:p text:style-name="P228">Començem a comentar l'apartat <text:s/>2.1.2.3.3 Compressor de tornillo</text:p>
        </text:list-item>
      </text:list>
      <text:p text:style-name="P85"/>
      <text:p text:style-name="P86"/>
      <text:p text:style-name="P142">Di<text:span text:style-name="T57">vendres </text:span><text:tab/><text:tab/><text:span text:style-name="T55">23</text:span>/<text:span text:style-name="T49">01</text:span>/2<text:span text:style-name="T49">6</text:span></text:p>
      <text:p text:style-name="P87"/>
      <text:p text:style-name="P91">Comentem dubtes relatius a l'examen del dimecres.</text:p>
      <text:p text:style-name="P91"/>
      <text:p text:style-name="P91"/>
      <text:p text:style-name="P143">Di<text:span text:style-name="T54">marts</text:span><text:tab/><text:span text:style-name="T58">27</text:span>/<text:span text:style-name="T49">01</text:span>/2<text:span text:style-name="T49">6</text:span></text:p>
      <text:p text:style-name="P143"/>
      <text:p text:style-name="P92">Baixa al taller el grup 2.</text:p>
      <text:p text:style-name="P92"/>
      <text:p text:style-name="P92">Recuperem regfrigerant del simulador i tornem a cargar refrigerant al simulador.</text:p>
      <text:p text:style-name="P82"/>
      <text:p text:style-name="P82"/>
      <text:p text:style-name="P146">Di<text:span text:style-name="T54">mecres</text:span><text:tab/><text:span text:style-name="T58">28</text:span>/<text:span text:style-name="T49">01</text:span>/2<text:span text:style-name="T49">6</text:span></text:p>
      <text:p text:style-name="P89"/>
      <text:p text:style-name="P100">Feim el primer examen de la segona avaluació.</text:p>
      <text:p text:style-name="P146"/>
      <text:p text:style-name="P146"/>
      <text:p text:style-name="P147">Di<text:span text:style-name="T60">jous<text:tab/></text:span><text:tab/><text:span text:style-name="T58">29</text:span>/<text:span text:style-name="T49">01</text:span>/2<text:span text:style-name="T49">6</text:span></text:p>
      <text:p text:style-name="P90"/>
      <text:p text:style-name="P101">Comentem les solucions dels exàmens del 28/01/26.</text:p>
      <text:p text:style-name="P101"/>
      <text:p text:style-name="P148"/>
      <text:p text:style-name="P148">Di<text:span text:style-name="T61">vendres</text:span><text:tab/><text:span text:style-name="T61">30</text:span>/<text:span text:style-name="T49">01</text:span>/2<text:span text:style-name="T49">6</text:span></text:p>
      <text:p text:style-name="P148"/>
      <text:list xml:id="list164905477651976" text:continue-list="list164906536950308" text:style-name="L6">
        <text:list-item>
          <text:p text:style-name="P28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7607230679833511186" text:style-name="L9">
        <text:list-item>
          <text:p text:style-name="P226">Comentem <text:span text:style-name="T61">exercicis 2.2-1 a 4.</text:span></text:p>
        </text:list-item>
      </text:list>
      <text:p text:style-name="P149"><text:soft-page-break/>Di<text:span text:style-name="T54">marts</text:span><text:tab/><text:span text:style-name="T62">03</text:span>/<text:span text:style-name="T49">02</text:span>/2<text:span text:style-name="T49">6</text:span></text:p>
      <text:list xml:id="list164906014045409" text:continue-numbering="true" text:style-name="L9">
        <text:list-header>
          <text:p text:style-name="P262"/>
        </text:list-header>
        <text:list-item>
          <text:p text:style-name="P229">Baixa al taller el grup <text:span text:style-name="T62">1</text:span>.</text:p>
          <text:p text:style-name="P229"/>
        </text:list-item>
        <text:list-item>
          <text:p text:style-name="P229">Recuperem regfrigerant del simulador.</text:p>
        </text:list-item>
        <text:list-item>
          <text:p text:style-name="P235">Comentem components de l'equip split d'aire condicionat.</text:p>
        </text:list-item>
      </text:list>
      <text:p text:style-name="P83"/>
      <text:p text:style-name="P83"/>
      <text:p text:style-name="P150">Di<text:span text:style-name="T54">mecres</text:span><text:tab/><text:span text:style-name="T62">04</text:span>/<text:span text:style-name="T49">02</text:span>/2<text:span text:style-name="T49">6</text:span></text:p>
      <text:list xml:id="list164905910506259" text:continue-numbering="true" text:style-name="L9">
        <text:list-header>
          <text:p text:style-name="P263"/>
        </text:list-header>
        <text:list-item>
          <text:p text:style-name="P230">Baixa al taller el grup <text:span text:style-name="T63">2</text:span>.</text:p>
        </text:list-item>
        <text:list-item>
          <text:p text:style-name="P236">Comentem components de l'equip split d'aire condicionat <text:span text:style-name="T63">i el posem en marxa en fred i en calor.</text:span></text:p>
        </text:list-item>
      </text:list>
      <text:p text:style-name="P94"/>
      <text:p text:style-name="P102"/>
      <text:p text:style-name="P84"/>
      <text:p text:style-name="P151">Di<text:span text:style-name="T64">jous</text:span><text:tab/><text:tab/><text:span text:style-name="T62">05</text:span>/<text:span text:style-name="T49">02</text:span>/2<text:span text:style-name="T49">6</text:span></text:p>
      <text:list xml:id="list164906666841673" text:continue-numbering="true" text:style-name="L9">
        <text:list-header>
          <text:p text:style-name="P264"/>
        </text:list-header>
        <text:list-item>
          <text:p text:style-name="P237"><text:span text:style-name="T11">Comenc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4398933573437413637" text:style-name="L10">
        <text:list-item>
          <text:p text:style-name="P241">Comentem introducció condensadors</text:p>
        </text:list-item>
        <text:list-item>
          <text:p text:style-name="P241">2.1 Capacitat d'un condensador</text:p>
        </text:list-item>
      </text:list>
      <text:p text:style-name="P102"/>
      <text:p text:style-name="P102"/>
      <text:p text:style-name="P160"/>
      <text:p text:style-name="P160">Divendres<text:tab/>06/02/26</text:p>
      <text:p text:style-name="P160"/>
      <text:list xml:id="list164905149273671" text:continue-list="list164906666841673" text:style-name="L9">
        <text:list-item>
          <text:p text:style-name="P238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4067728877736687698" text:style-name="L11">
        <text:list-item>
          <text:p text:style-name="P242">Comentem 2.1.<text:span text:style-name="T65">1</text:span> C<text:span text:style-name="T65">omparació del calor específic de l'aigua i de l'aire</text:span></text:p>
        </text:list-item>
        <text:list-item>
          <text:p text:style-name="P242">Comentem 2.1.<text:span text:style-name="T65">2</text:span> <text:span text:style-name="T65">Efecte de la variació de la temperatura del mpc en la temperatura de condensació</text:span></text:p>
        </text:list-item>
        <text:list-item>
          <text:p text:style-name="P242">Comentem 2.1.<text:span text:style-name="T65">3</text:span> <text:span text:style-name="T65">Efecte de la superfície d'intercanvi en la temperatura de condensació</text:span></text:p>
        </text:list-item>
        <text:list-item>
          <text:p text:style-name="P242">Comentem 2.1.<text:span text:style-name="T65">3</text:span> <text:span text:style-name="T65">Aprofitament de la capacitat d'un condensador</text:span></text:p>
        </text:list-item>
        <text:list-item>
          <text:p text:style-name="P242">Comentem 2.<text:span text:style-name="T65">2</text:span>.<text:span text:style-name="T65">1</text:span> <text:span text:style-name="T65">Condensadors refrigerats per aire</text:span></text:p>
          <text:p text:style-name="P242"/>
        </text:list-item>
      </text:list>
      <text:p text:style-name="P103"/>
      <text:p text:style-name="P103"/>
      <text:p text:style-name="P152">Di<text:span text:style-name="T54">marts</text:span><text:tab/><text:span text:style-name="T66">10</text:span>/<text:span text:style-name="T49">02</text:span>/2<text:span text:style-name="T49">6</text:span></text:p>
      <text:list xml:id="list164905085997551" text:continue-list="list164905149273671" text:style-name="L9">
        <text:list-header>
          <text:p text:style-name="P265"/>
        </text:list-header>
      </text:list>
      <text:p text:style-name="P95">Baixa al taller el grup <text:span text:style-name="T62">1</text:span>.</text:p>
      <text:list xml:id="list164906927826083" text:continue-numbering="true" text:style-name="L9">
        <text:list-header>
          <text:p text:style-name="P231"/>
        </text:list-header>
        <text:list-item>
          <text:p text:style-name="P243">Feim buit a l'equip d'aire condicionat.</text:p>
        </text:list-item>
        <text:list-item>
          <text:p text:style-name="P243">Omplim amb R600a l'equip.</text:p>
        </text:list-item>
        <text:list-item>
          <text:p text:style-name="P243">Posem en marxa l'equip.</text:p>
        </text:list-item>
      </text:list>
      <text:p text:style-name="P104"/>
      <text:p text:style-name="P104"/>
      <text:p text:style-name="P168"/>
      <text:p text:style-name="P153">Di<text:span text:style-name="T54">mecres</text:span><text:tab/><text:span text:style-name="T66">11</text:span>/<text:span text:style-name="T49">02</text:span>/2<text:span text:style-name="T49">6</text:span></text:p>
      <text:p text:style-name="P153"/>
      <text:p text:style-name="P105">Baixa al taller el grup 2</text:p>
      <text:list xml:id="list164905692811675" text:continue-numbering="true" text:style-name="L9">
        <text:list-item>
          <text:p text:style-name="P244">Feim buit a l'equip d'aire condicionat.</text:p>
        </text:list-item>
        <text:list-item>
          <text:p text:style-name="P244">Omplim amb R600a l'equip.</text:p>
        </text:list-item>
        <text:list-item>
          <text:p text:style-name="P244">Posem en marxa l'equip.</text:p>
        </text:list-item>
        <text:list-item>
          <text:p text:style-name="P247">Recuperem el refrigerant</text:p>
        </text:list-item>
      </text:list>
      <text:p text:style-name="P105"/>
      <text:p text:style-name="P105"/>
      <text:p text:style-name="P154">Di<text:span text:style-name="T67">jous<text:tab/><text:tab/>12</text:span>/<text:span text:style-name="T49">02</text:span>/2<text:span text:style-name="T49">6</text:span></text:p>
      <text:p text:style-name="P105"/>
      <text:list xml:id="list164905052899481" text:continue-numbering="true" text:style-name="L9">
        <text:list-item>
          <text:p text:style-name="P239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4015776854489660698" text:style-name="L12">
        <text:list-item>
          <text:p text:style-name="P248">Comentem apartat 2.2.2 Condensador refrigerats per aigua</text:p>
        </text:list-item>
        <text:list-item>
          <text:p text:style-name="P248">Comentem aparta 2.2.2.1 Condensadors coaxials</text:p>
        </text:list-item>
        <text:list-item>
          <text:p text:style-name="P248">Comentem apartat 2.2.2.2 Condensadors multitubulars</text:p>
        </text:list-item>
        <text:list-item>
          <text:p text:style-name="P248">Comentem apartat 2.2.2.3 Condnsadors refrigertas per aigua de mar</text:p>
        </text:list-item>
        <text:list-item>
          <text:p text:style-name="P249">Reparteixc fotocòpies amb els exercicis 2.3 Exercicis condensadors</text:p>
        </text:list-item>
      </text:list>
      <text:p text:style-name="P107"/>
      <text:p text:style-name="P155">Di<text:span text:style-name="T68">vendres<text:tab/>13</text:span>/<text:span text:style-name="T49">02</text:span>/2<text:span text:style-name="T49">6</text:span></text:p>
      <text:p text:style-name="P106"/>
      <text:list xml:id="list164905438638679" text:continue-list="list164905052899481" text:style-name="L9">
        <text:list-item>
          <text:p text:style-name="P240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2044732636670090212" text:style-name="L13">
        <text:list-item>
          <text:p text:style-name="P250">Comentem els exercicis de l'apartat 2.3 Exercicis condensador.</text:p>
        </text:list-item>
        <text:list-item>
          <text:p text:style-name="P250">Comencem amb la introducció de l'apartat 3 Evaporadors.</text:p>
        </text:list-item>
      </text:list>
      <text:p text:style-name="P108"/>
      <text:p text:style-name="P108"/>
      <text:p text:style-name="P156">Di<text:span text:style-name="T54">marts</text:span><text:tab/><text:span text:style-name="T66">17</text:span>/<text:span text:style-name="T49">02</text:span>/2<text:span text:style-name="T49">6</text:span></text:p>
      <text:list xml:id="list164906857354537" text:continue-list="list164905438638679" text:style-name="L9">
        <text:list-header>
          <text:p text:style-name="P266"/>
        </text:list-header>
      </text:list>
      <text:p text:style-name="P96">Baixa al taller el grup <text:span text:style-name="T62">1</text:span>.</text:p>
      <text:list xml:id="list164906586115832" text:continue-numbering="true" text:style-name="L9">
        <text:list-header>
          <text:p text:style-name="P232"/>
        </text:list-header>
        <text:list-item>
          <text:p text:style-name="P245"><text:span text:style-name="T69">Els alumnes 3, 7, 9 i 11 fan</text:span> buit a l'equip d'aire condicionat, <text:span text:style-name="T69">o</text:span>mpl<text:span text:style-name="T69">en</text:span> amb R600a l'equip, <text:span text:style-name="T69">p</text:span>osem en marxa l'equip, <text:span text:style-name="T69">recuperen el refrigerant</text:span>.</text:p>
        </text:list-item>
        <text:list-item>
          <text:p text:style-name="P256">La resta d'alumnes posa en marxa la refredadora.</text:p>
        </text:list-item>
      </text:list>
      <text:p text:style-name="P110"/>
      <text:p text:style-name="P110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<text:list xml:id="list1024866577374239905" text:style-name="L14">
        <text:list-item>
          <text:p text:style-name="P251">Come<text:span text:style-name="T70">ntem apartat 3.2.1 Evaporadores de tubos aleteados</text:span></text:p>
        </text:list-item>
        <text:list-item>
          <text:p text:style-name="P259">Comentem l'exemple 3.2.1-1</text:p>
        </text:list-item>
      </text:list>
      <text:p text:style-name="P109"/>
      <text:p text:style-name="P109"/>
      <text:p text:style-name="P157">Di<text:span text:style-name="T54">mecres</text:span><text:tab/><text:span text:style-name="T66">18</text:span>/<text:span text:style-name="T49">02</text:span>/2<text:span text:style-name="T49">6</text:span></text:p>
      <text:list xml:id="list164906108739491" text:continue-list="list164906586115832" text:style-name="L9">
        <text:list-header>
          <text:p text:style-name="P267"/>
        </text:list-header>
      </text:list>
      <text:p text:style-name="P97">Baixa al taller el grup <text:span text:style-name="T62">1</text:span>.</text:p>
      <text:list xml:id="list164906634533270" text:continue-numbering="true" text:style-name="L9">
        <text:list-header>
          <text:p text:style-name="P233"/>
        </text:list-header>
        <text:list-item>
          <text:p text:style-name="P246"><text:span text:style-name="T69">Els alumnes 14, 18, 19 i 27 fan</text:span> buit a l'equip d'aire condicionat, <text:span text:style-name="T69">o</text:span>mpl<text:span text:style-name="T69">en</text:span> amb R600a l'equip, <text:span text:style-name="T69">p</text:span>osem en marxa l'equip, <text:span text:style-name="T69">recuperen el refrigerant</text:span>.</text:p>
        </text:list-item>
        <text:list-item>
          <text:p text:style-name="P257">La resta d'alumnes posa en marxa la refredadora.</text:p>
        </text:list-item>
      </text:list>
      <text:p text:style-name="P111"/>
      <text:p text:style-name="P111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<text:list xml:id="list7075611136005707109" text:style-name="L15">
        <text:list-item>
          <text:p text:style-name="P253">Come<text:span text:style-name="T70">ntem apartat 3.2.1 Evaporadores de tubos aleteados</text:span></text:p>
        </text:list-item>
        <text:list-item>
          <text:p text:style-name="P260">Comentem l'exemple 3.2.1-1</text:p>
        </text:list-item>
      </text:list>
      <text:p text:style-name="P113"/>
      <text:p text:style-name="P167">Di<text:span text:style-name="T71">jous</text:span><text:tab/><text:tab/><text:span text:style-name="T66">19</text:span>/<text:span text:style-name="T49">02</text:span>/2<text:span text:style-name="T49">6</text:span></text:p>
      <text:list xml:id="list164905645941135" text:continue-list="list164906634533270" text:style-name="L9">
        <text:list-header>
          <text:p text:style-name="P268"/>
        </text:list-header>
      </text:list>
      <text:p text:style-name="P98"/>
      <text:p text:style-name="P112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<text:list xml:id="list164906478008188" text:continue-list="list1024866577374239905" text:style-name="L14">
        <text:list-header>
          <text:p text:style-name="P252"/>
        </text:list-header>
        <text:list-item>
          <text:p text:style-name="P252">Come<text:span text:style-name="T70">ntem apartat 3.2.2 Evaporadors escalfats per aigua</text:span></text:p>
        </text:list-item>
        <text:list-item>
          <text:p text:style-name="P252">Come<text:span text:style-name="T70">ntem apartat 3.2.2.1 Evaporador de plaques</text:span></text:p>
        </text:list-item>
        <text:list-item>
          <text:p text:style-name="P252">Come<text:span text:style-name="T70">ntem apartat 3.2.2.2 Evaporadors coaxials</text:span></text:p>
        </text:list-item>
        <text:list-item>
          <text:p text:style-name="P252">Come<text:span text:style-name="T70">ntem apartat 3.2.2.3 Evaporadors multitubulars</text:span></text:p>
        </text:list-item>
        <text:list-item>
          <text:p text:style-name="P261">Comencem amb l'apartat 4 Dispositius d'expansió</text:p>
        </text:list-item>
        <text:list-item>
          <text:p text:style-name="P261">Comentem aparata 4.1 Tubs capil·lars</text:p>
        </text:list-item>
        <text:list-item>
          <text:p text:style-name="P261">Comencem amb l'apartat 4.2 Vàlvules d'expansió termostàtiques (VET).</text:p>
        </text:list-item>
      </text:list>
      <text:p text:style-name="P254"/>
      <text:p text:style-name="P288">Di<text:span text:style-name="T72">vendres</text:span><text:tab/><text:span text:style-name="T66">12</text:span>/<text:span text:style-name="T49">02</text:span>/2<text:span text:style-name="T49">6</text:span></text:p>
      <text:list xml:id="list164905378942843" text:continue-list="list164905645941135" text:style-name="L9">
        <text:list-header>
          <text:p text:style-name="P269"/>
        </text:list-header>
      </text:list>
      <text:p text:style-name="P234"/>
      <text:p text:style-name="P258"><text:span text:style-name="T11">C</text:span><text:a xlink:type="simple" xlink:href="https://paulinoposada.github.io/web_fred/web_fred_25_26/GM/apunts_gm/unitat_2/fred_apunts_ud2_2_gm.pdf"><text:span text:style-name="T11">o</text:span></text:a><text:span text:style-name="T11">mentem dubtes relacionats amb l'examen de demà.</text:span></text:p>
      <text:list xml:id="list6652053150980207236" text:style-name="L16">
        <text:list-header>
          <text:p text:style-name="P25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24T16:49:04.651187209</dc:date>
    <meta:editing-duration>PT2H58M29S</meta:editing-duration>
    <meta:editing-cycles>275</meta:editing-cycles>
    <meta:document-statistic meta:table-count="0" meta:image-count="0" meta:object-count="1" meta:page-count="12" meta:paragraph-count="286" meta:word-count="1686" meta:character-count="10793" meta:non-whitespace-character-count="9503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